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style:style>
    <style:style style:name="P2" style:family="paragraph" style:parent-style-name="Text_20_body">
      <style:paragraph-properties fo:text-align="start" style:justify-single-word="false"/>
      <style:text-properties style:text-underline-style="none"/>
    </style:style>
    <style:style style:name="P3" style:family="paragraph" style:parent-style-name="Text_20_body" style:list-style-name="L1">
      <style:paragraph-properties fo:text-align="start" style:justify-single-word="false"/>
      <style:text-properties style:text-underline-style="none"/>
    </style:style>
    <style:style style:name="P4" style:family="paragraph" style:parent-style-name="Text_20_body" style:list-style-name="L2">
      <style:paragraph-properties fo:text-align="start" style:justify-single-word="false"/>
      <style:text-properties style:text-underline-style="none"/>
    </style:style>
    <style:style style:name="P5" style:family="paragraph" style:parent-style-name="Heading_20_1">
      <style:paragraph-properties fo:text-align="center" style:justify-single-word="false"/>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Nagios XI</text:h>
      <text:p text:style-name="P1"/>
      <text:p text:style-name="P1">Nagios est un système de monitoring libre(licnce GPL) et open source. Il surveille des hôtes et services spécifiques, alertant lorsque les systèmes ont des dysfonctionnement et quand il repassent en fonctionnement normal.</text:p>
      <text:p text:style-name="P1">Parmi ces fonctionnalités, Nagios XI inclut :</text:p>
      <text:list xml:id="list5297013601" text:style-name="L1">
        <text:list-item>
          <text:list>
            <text:list-item>
              <text:p text:style-name="P3">surveillance des services réseaux (SMTP, POP3, HTTP, NTP, PING, …)</text:p>
            </text:list-item>
            <text:list-item>
              <text:p text:style-name="P3">surveillance des ressources hôtes (charge processeur, utilisation de disques, …)</text:p>
            </text:list-item>
            <text:list-item>
              <text:p text:style-name="P3">systèmes de plugins pour développer facilement ces propres vérifications de services</text:p>
            </text:list-item>
            <text:list-item>
              <text:p text:style-name="P3">possibilité de hiérarchisé le réseau grâce à des hôtes parents</text:p>
            </text:list-item>
            <text:list-item>
              <text:p text:style-name="P3">notifications des contacts quand un hôte ou un service à un problème ou que celui ci est résolu <text:s/>( via SMS, mail, messagerie instantanée). De plus il existe une escalade de ses notifications si le problème n'ai pas résolu rapidement.</text:p>
              <text:p text:style-name="P3"/>
            </text:list-item>
          </text:list>
        </text:list-item>
      </text:list>
      <text:p text:style-name="P1">Ce logiciel est composé de plusieurs parties :</text:p>
      <text:list xml:id="list114334615" text:style-name="L2">
        <text:list-item>
          <text:list>
            <text:list-item>
              <text:p text:style-name="P4">le moteur de l'application qui ordonnance les tâches de supervision.</text:p>
            </text:list-item>
            <text:list-item>
              <text:p text:style-name="P4">L'interface web permet d'avoir une vue d'ensemble des systèmes d'informations et des anomalies. Elle est intuitive et complète permettant au plus grands nombres d'utilisateurs d'y intégrer des machines et de les configurer. De plus elle est personnalisable suivant chaque utilisateur.</text:p>
            </text:list-item>
            <text:list-item>
              <text:p text:style-name="P4">les plugins sont des mini programmes que l'on peut modifier en fonction des besoins pour superviser chaque service ou ressource disponible sur l'ensemble des ordinateurs. Ils sont configurables et modifiables comme nous le souhaitons. Ainsi ils nous permettent d'adapter facilement nos besoins à l'entreprise grâce à ces modifications ou ces évolutions. De plus nous pouvons développer nos propres plugins suivant nos besoins.</text:p>
            </text:list-item>
          </text:list>
        </text:list-item>
      </text:list>
      <text:p text:style-name="P1"/>
      <text:p text:style-name="P1">Ce logiciel est très répandu dans les entreprises et est utilisé depuis très longtemps. Montrant ainsi sa grande stabilité. De plus</text:p>
      <text:p text:style-name="P1">L'un des principal avantage de cette solution est son support payant. Qui permet d'être réactif en cas de gros problèmes puisqu'il est suivi par une équipe de professionnel.</text:p>
      <text:p text:style-name="P1">Son installation est très simple et facile grâce à l'utilisation d'un script.</text:p>
      <text:p text:style-name="P1">Ensuite sa configuration est un peu plus compliqué mais une fois mis en place ce logiciel devient très simple d'utilisation.</text:p>
      <text:p text:style-name="P1">Il peut générer des rapports mais il n'est pas destiné à faire de la métrologie même s'il existe des modules pour créer des graphes.</text:p>
      <text:p text:style-name="P1"/>
      <text:p text:style-name="P1">Les principaux avantages de Nagios XI sont sa modularité, son adaptabilité, son support et l interface web très complète et simple d'uti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3T11:17:11</meta:creation-date>
    <dc:date>2012-04-23T13:39:34</dc:date>
    <dc:creator>vincentm </dc:creator>
    <meta:editing-duration>PT1H17M57S</meta:editing-duration>
    <meta:editing-cycles>4</meta:editing-cycles>
    <meta:generator>LibreOffice/3.5$Linux_X86_64 LibreOffice_project/350m1$Build-202</meta:generator>
    <meta:document-statistic meta:table-count="0" meta:image-count="0" meta:object-count="0" meta:page-count="1" meta:paragraph-count="18" meta:word-count="377" meta:character-count="2413" meta:non-whitespace-character-count="2061"/>
  </office:meta>
</office:document-meta>
</file>